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562542e17030" style:family="table" style:master-page-name="ta-mp-0x562542e1703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562542e076d8" style:family="table-cell" style:data-style-name="General">
      <style:table-cell-properties fo:background-color="#ffff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5f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800" style:family="table-cell" style:data-style-name="General">
      <style:table-cell-properties fo:background-color="#ff33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8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ca0" style:family="table-cell" style:data-style-name="General">
      <style:table-cell-properties fo:background-color="#cc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dc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ef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92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cc" fo:font-family="Sans"/>
    </style:style>
    <style:style style:name="ACE-0x562542e08018" style:family="table-cell" style:data-style-name="ND.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b78" style:family="table-cell" style:data-style-name="General">
      <style:table-cell-properties fo:background-color="#0099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8140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562542e07a50" style:family="table-cell" style:data-style-name="General">
      <style:table-cell-properties fo:background-color="#0099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74.30pt" style:use-optimal-column-width="true"/>
    </style:style>
    <style:style style:name="ACOL-3" style:family="table-column">
      <style:table-column-properties style:column-width="53.04pt" style:use-optimal-column-width="true"/>
    </style:style>
    <style:style style:name="ACOL-4" style:family="table-column">
      <style:table-column-properties style:column-width="83.96pt" style:use-optimal-column-width="true"/>
    </style:style>
    <style:style style:name="ACOL-5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562542e17030" table:print="true">
        <office:forms form:automatic-focus="false" form:apply-design-mode="false">
          <form:form/>
        </office:forms>
        <table:table-column table:style-name="ACOL-1" table:number-columns-repeated="14"/>
        <table:table-column table:style-name="ACOL-2"/>
        <table:table-column table:style-name="ACOL-3"/>
        <table:table-column table:style-name="ACOL-4"/>
        <table:table-column table:style-name="ACOL-1"/>
        <table:table-column table:style-name="ACOL-0" table:number-columns-repeated="110"/>
        <table:table-row table:style-name="AROW-1" table:number-rows-repeated="3">
          <table:table-cell table:number-columns-repeated="18"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ACE-0x562542e07800" office:value-type="string">
            <text:p>r</text:p>
          </table:table-cell>
          <table:table-cell table:style-name="ACE-0x562542e07800" office:value-type="string">
            <text:p>R</text:p>
          </table:table-cell>
          <table:table-cell table:style-name="ACE-0x562542e07800" office:value-type="string">
            <text:p>pepdis</text:p>
          </table:table-cell>
          <table:table-cell table:style-name="ACE-0x562542e07800" office:value-type="string">
            <text:p>Dh</text:p>
          </table:table-cell>
          <table:table-cell table:style-name="ACE-0x562542e07928" office:value-type="string">
            <text:p>q’’’</text:p>
          </table:table-cell>
          <table:table-cell table:style-name="ACE-0x562542e07928" office:value-type="string">
            <text:p>k</text:p>
          </table:table-cell>
          <table:table-cell table:style-name="ACE-0x562542e07928" office:value-type="string">
            <text:p>nu</text:p>
          </table:table-cell>
          <table:table-cell table:style-name="ACE-0x562542e07928" office:value-type="string">
            <text:p>Tb</text:p>
          </table:table-cell>
          <table:table-cell table:style-name="ACE-0x562542e07928" office:value-type="string">
            <text:p>Tc</text:p>
          </table:table-cell>
          <table:table-cell table:style-name="ACE-0x562542e07928" office:value-type="string">
            <text:p>To</text:p>
          </table:table-cell>
          <table:table-cell table:style-name="ACE-0x562542e07a50" office:value-type="string">
            <text:p>q’’</text:p>
          </table:table-cell>
          <table:table-cell table:style-name="ACE-0x562542e07a50" office:value-type="string">
            <text:p>Tw</text:p>
          </table:table-cell>
          <table:table-cell table:style-name="ACE-0x562542e07a50" office:value-type="string">
            <text:p>h</text:p>
          </table:table-cell>
          <table:table-cell table:style-name="ACE-0x562542e07a50" office:value-type="string">
            <text:p>Gr</text:p>
          </table:table-cell>
          <table:table-cell table:style-name="ACE-0x562542e07b78" office:value-type="string">
            <text:p>Nu</text:p>
          </table:table-cell>
          <table:table-cell table:style-name="ACE-0x562542e07ca0" office:value-type="string">
            <text:p>Nupredicted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Gnumeric-default" office:value-type="float" office:value="0.006">
            <text:p>0,006</text:p>
          </table:table-cell>
          <table:table-cell table:style-name="Gnumeric-default" table:formula="of:=54.5/2000" office:value-type="float" office:value="0.02725">
            <text:p>0,02725</text:p>
          </table:table-cell>
          <table:table-cell table:style-name="Gnumeric-default" table:formula="of:=32.5/2000" office:value-type="float" office:value="0.01625">
            <text:p>0,01625</text:p>
          </table:table-cell>
          <table:table-cell table:style-name="Gnumeric-default" table:formula="of:=4*(PI()*[.C5]^2-7*PI()*[.B5]^2)/(2*PI()*[.C5]+7*2*PI()*[.B5])" office:value-type="float" office:value="0.0141678700361011">
            <text:p>0,01416787</text:p>
          </table:table-cell>
          <table:table-cell table:style-name="Gnumeric-default" office:value-type="float" office:value="31667">
            <text:p>31667</text:p>
          </table:table-cell>
          <table:table-cell table:style-name="ACE-0x562542e07dc8" office:value-type="float" office:value="0.029139984">
            <text:p>0,029140</text:p>
          </table:table-cell>
          <table:table-cell table:style-name="ACE-0x562542e07ef0" office:value-type="float" office:value="1.8910925e-05">
            <text:p>1,89×10−05</text:p>
          </table:table-cell>
          <table:table-cell table:style-name="ACE-0x562542e08018" office:value-type="float" office:value="333.57743">
            <text:p>333,58</text:p>
          </table:table-cell>
          <table:table-cell table:style-name="ACE-0x562542e08018" office:value-type="float" office:value="337.71907">
            <text:p>337,72</text:p>
          </table:table-cell>
          <table:table-cell table:style-name="ACE-0x562542e08018" office:value-type="float" office:value="335.31059">
            <text:p>335,31</text:p>
          </table:table-cell>
          <table:table-cell table:style-name="ACE-0x562542e08140" table:formula="of:=[.F5]*[.B5]/2" office:value-type="float" office:value="95.001">
            <text:p>95</text:p>
          </table:table-cell>
          <table:table-cell table:style-name="ACE-0x562542e08018" table:formula="of:=[.J5]/7+[.K5]*6/7" office:value-type="float" office:value="335.654658571429">
            <text:p>335,65</text:p>
          </table:table-cell>
          <table:table-cell table:style-name="ACE-0x562542e08018" table:formula="of:=[.L5]/([.M5]-[.I5])" office:value-type="float" office:value="45.7344951377521">
            <text:p>45,73</text:p>
          </table:table-cell>
          <table:table-cell table:style-name="ACE-0x562542e08140" table:formula="of:=(9.8*[.L5]*[.E5]^4)/([.G5]*[.H5]^2*[.I5])" office:value-type="float" office:value="10790.9827438767">
            <text:p>10791</text:p>
          </table:table-cell>
          <table:table-cell table:style-name="ACE-0x562542e08268" table:formula="of:=[.N5]*[.E5]/[.G5]" office:value-type="float" office:value="22.2361269408511">
            <text:p>22,23613</text:p>
          </table:table-cell>
          <table:table-cell table:style-name="ACE-0x562542e08268" table:formula="of:=0.115*[.O5]^0.287" office:value-type="float" office:value="1.65267077301346">
            <text:p>1,65267077301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Gnumeric-default" office:value-type="float" office:value="0.006">
            <text:p>0,006</text:p>
          </table:table-cell>
          <table:table-cell table:style-name="Gnumeric-default" table:formula="of:=54.5/2000" office:value-type="float" office:value="0.02725">
            <text:p>0,02725</text:p>
          </table:table-cell>
          <table:table-cell table:style-name="Gnumeric-default" table:formula="of:=32.5/2000" office:value-type="float" office:value="0.01625">
            <text:p>0,01625</text:p>
          </table:table-cell>
          <table:table-cell table:style-name="Gnumeric-default" table:formula="of:=4*(PI()*[.C6]^2-7*PI()*[.B6]^2)/(2*PI()*[.C6]+7*2*PI()*[.B6])" office:value-type="float" office:value="0.0141678700361011">
            <text:p>0,01416787</text:p>
          </table:table-cell>
          <table:table-cell table:style-name="Gnumeric-default" office:value-type="float" office:value="40000">
            <text:p>40000</text:p>
          </table:table-cell>
          <table:table-cell table:style-name="ACE-0x562542e07dc8" office:value-type="float" office:value="0.029466298">
            <text:p>0,029466</text:p>
          </table:table-cell>
          <table:table-cell table:style-name="ACE-0x562542e07ef0" office:value-type="float" office:value="1.9410235e-05">
            <text:p>1,94×10−05</text:p>
          </table:table-cell>
          <table:table-cell table:style-name="ACE-0x562542e08018" office:value-type="float" office:value="338.5865">
            <text:p>338,59</text:p>
          </table:table-cell>
          <table:table-cell table:style-name="ACE-0x562542e08018" office:value-type="float" office:value="340.94174">
            <text:p>340,94</text:p>
          </table:table-cell>
          <table:table-cell table:style-name="ACE-0x562542e08018" office:value-type="float" office:value="342.36041">
            <text:p>342,36</text:p>
          </table:table-cell>
          <table:table-cell table:style-name="ACE-0x562542e08140" table:formula="of:=[.F6]*[.B6]/2" office:value-type="float" office:value="120">
            <text:p>120</text:p>
          </table:table-cell>
          <table:table-cell table:style-name="ACE-0x562542e08018" table:formula="of:=[.J6]/7+[.K6]*6/7" office:value-type="float" office:value="342.157742857143">
            <text:p>342,16</text:p>
          </table:table-cell>
          <table:table-cell table:style-name="ACE-0x562542e08018" table:formula="of:=[.L6]/([.M6]-[.I6])" office:value-type="float" office:value="33.6017472908591">
            <text:p>33,60</text:p>
          </table:table-cell>
          <table:table-cell table:style-name="ACE-0x562542e08140" table:formula="of:=(9.8*[.L6]*[.E6]^4)/([.G6]*[.H6]^2*[.I6])" office:value-type="float" office:value="12605.7525455389">
            <text:p>12606</text:p>
          </table:table-cell>
          <table:table-cell table:style-name="ACE-0x562542e08268" table:formula="of:=[.N6]*[.E6]/[.G6]" office:value-type="float" office:value="16.156260572767">
            <text:p>16,15626</text:p>
          </table:table-cell>
          <table:table-cell table:style-name="ACE-0x562542e08268" table:formula="of:=0.115*[.O6]^0.287" office:value-type="float" office:value="1.72806900037429">
            <text:p>1,72806900037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Gnumeric-default" office:value-type="float" office:value="0.006">
            <text:p>0,006</text:p>
          </table:table-cell>
          <table:table-cell table:style-name="Gnumeric-default" table:formula="of:=54.5/2000" office:value-type="float" office:value="0.02725">
            <text:p>0,02725</text:p>
          </table:table-cell>
          <table:table-cell table:style-name="Gnumeric-default" table:formula="of:=32.5/2000" office:value-type="float" office:value="0.01625">
            <text:p>0,01625</text:p>
          </table:table-cell>
          <table:table-cell table:style-name="Gnumeric-default" table:formula="of:=4*(PI()*[.C7]^2-7*PI()*[.B7]^2)/(2*PI()*[.C7]+7*2*PI()*[.B7])" office:value-type="float" office:value="0.0141678700361011">
            <text:p>0,01416787</text:p>
          </table:table-cell>
          <table:table-cell table:style-name="Gnumeric-default" office:value-type="float" office:value="80000">
            <text:p>80000</text:p>
          </table:table-cell>
          <table:table-cell table:style-name="ACE-0x562542e07dc8" office:value-type="float" office:value="0.032557975">
            <text:p>0,032558</text:p>
          </table:table-cell>
          <table:table-cell table:style-name="ACE-0x562542e07ef0" office:value-type="float" office:value="2.4639078e-05">
            <text:p>2,46×10−05</text:p>
          </table:table-cell>
          <table:table-cell table:style-name="ACE-0x562542e08018" office:value-type="float" office:value="388.19115">
            <text:p>388,19</text:p>
          </table:table-cell>
          <table:table-cell table:style-name="ACE-0x562542e08018" office:value-type="float" office:value="395.63391">
            <text:p>395,63</text:p>
          </table:table-cell>
          <table:table-cell table:style-name="ACE-0x562542e08018" office:value-type="float" office:value="392.73006">
            <text:p>392,73</text:p>
          </table:table-cell>
          <table:table-cell table:style-name="ACE-0x562542e08140" table:formula="of:=[.F7]*[.B7]/2" office:value-type="float" office:value="240">
            <text:p>240</text:p>
          </table:table-cell>
          <table:table-cell table:style-name="ACE-0x562542e08018" table:formula="of:=[.J7]/7+[.K7]*6/7" office:value-type="float" office:value="393.144895714286">
            <text:p>393,14</text:p>
          </table:table-cell>
          <table:table-cell table:style-name="ACE-0x562542e08018" table:formula="of:=[.L7]/([.M7]-[.I7])" office:value-type="float" office:value="48.4481872591648">
            <text:p>48,45</text:p>
          </table:table-cell>
          <table:table-cell table:style-name="ACE-0x562542e08140" table:formula="of:=(9.8*[.L7]*[.E7]^4)/([.G7]*[.H7]^2*[.I7])" office:value-type="float" office:value="12351.0435934141">
            <text:p>12351</text:p>
          </table:table-cell>
          <table:table-cell table:style-name="ACE-0x562542e08268" table:formula="of:=[.N7]*[.E7]/[.G7]" office:value-type="float" office:value="21.0826263172858">
            <text:p>21,08263</text:p>
          </table:table-cell>
          <table:table-cell table:style-name="ACE-0x562542e08268" table:formula="of:=0.115*[.O7]^0.287" office:value-type="float" office:value="1.71797480037609">
            <text:p>1,71797480038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 table:number-rows-repeated="18">
          <table:table-cell table:style-name="ACE-0x562542e076d8"/>
          <table:table-cell table:number-columns-repeated="16" table:style-name="Gnumeric-default"/>
          <table:table-cell table:style-name="ACE-0x562542e076d8"/>
          <table:table-cell table:number-columns-repeated="110" table:style-name="Gnumeric-default"/>
        </table:table-row>
        <table:table-row table:style-name="AROW-1" table:number-rows-repeated="3">
          <table:table-cell table:number-columns-repeated="18" table:style-name="ACE-0x562542e076d8"/>
          <table:table-cell table:number-columns-repeated="110" table:style-name="Gnumeric-default"/>
        </table:table-row>
        <table:table-row table:style-name="AROW-1">
          <table:table-cell table:number-columns-repeated="17" table:style-name="Gnumeric-default"/>
          <table:table-cell table:style-name="ACE-0x562542e076d8"/>
          <table:table-cell table:number-columns-repeated="110" table:style-name="Gnumeric-default"/>
        </table:table-row>
        <table:table-row table:style-name="AROW-1" table:number-rows-repeated="2">
          <table:table-cell table:number-columns-repeated="18"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ACE-0x562542e07800" office:value-type="string">
            <text:p>r</text:p>
          </table:table-cell>
          <table:table-cell table:style-name="ACE-0x562542e07800" office:value-type="string">
            <text:p>R</text:p>
          </table:table-cell>
          <table:table-cell table:style-name="ACE-0x562542e07800" office:value-type="string">
            <text:p>pepdis</text:p>
          </table:table-cell>
          <table:table-cell table:style-name="ACE-0x562542e07800" office:value-type="string">
            <text:p>Rref</text:p>
          </table:table-cell>
          <table:table-cell table:style-name="ACE-0x562542e07928" office:value-type="string">
            <text:p>q’’’</text:p>
          </table:table-cell>
          <table:table-cell table:style-name="ACE-0x562542e07928" office:value-type="string">
            <text:p>k</text:p>
          </table:table-cell>
          <table:table-cell table:style-name="ACE-0x562542e07928" office:value-type="string">
            <text:p>nu</text:p>
          </table:table-cell>
          <table:table-cell table:style-name="ACE-0x562542e07928" office:value-type="string">
            <text:p>Tb</text:p>
          </table:table-cell>
          <table:table-cell table:style-name="ACE-0x562542e07928" office:value-type="string">
            <text:p>Tc</text:p>
          </table:table-cell>
          <table:table-cell table:style-name="ACE-0x562542e07928" office:value-type="string">
            <text:p>To</text:p>
          </table:table-cell>
          <table:table-cell table:style-name="ACE-0x562542e07a50" office:value-type="string">
            <text:p>q’’</text:p>
          </table:table-cell>
          <table:table-cell table:style-name="ACE-0x562542e07a50" office:value-type="string">
            <text:p>Tw</text:p>
          </table:table-cell>
          <table:table-cell table:style-name="ACE-0x562542e07a50" office:value-type="string">
            <text:p>h</text:p>
          </table:table-cell>
          <table:table-cell table:style-name="ACE-0x562542e07a50" office:value-type="string">
            <text:p>Gr</text:p>
          </table:table-cell>
          <table:table-cell table:style-name="ACE-0x562542e07b78" office:value-type="string">
            <text:p>Nu</text:p>
          </table:table-cell>
          <table:table-cell table:style-name="ACE-0x562542e07ca0" office:value-type="string">
            <text:p>Nupredicted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Gnumeric-default" office:value-type="float" office:value="0.006">
            <text:p>0.006</text:p>
          </table:table-cell>
          <table:table-cell table:style-name="Gnumeric-default" table:formula="of:=54.5/2000" office:value-type="float" office:value="0.02725">
            <text:p>0.02725</text:p>
          </table:table-cell>
          <table:table-cell table:style-name="Gnumeric-default" table:formula="of:=32.5/2000" office:value-type="float" office:value="0.01625">
            <text:p>0.01625</text:p>
          </table:table-cell>
          <table:table-cell table:style-name="Gnumeric-default" table:formula="of:=[.B33]" office:value-type="float" office:value="0.006">
            <text:p>0.006</text:p>
          </table:table-cell>
          <table:table-cell table:style-name="Gnumeric-default" office:value-type="float" office:value="40000">
            <text:p>40000</text:p>
          </table:table-cell>
          <table:table-cell table:style-name="Gnumeric-default" office:value-type="float" office:value="0.029466298">
            <text:p>0.02946630</text:p>
          </table:table-cell>
          <table:table-cell table:style-name="ACE-0x562542e07ef0" office:value-type="float" office:value="1.9410235e-05">
            <text:p>1.94×10−05</text:p>
          </table:table-cell>
          <table:table-cell table:style-name="ACE-0x562542e08018" office:value-type="float" office:value="338.5865">
            <text:p>338.59</text:p>
          </table:table-cell>
          <table:table-cell table:style-name="ACE-0x562542e08018" office:value-type="float" office:value="340.94174">
            <text:p>340.94</text:p>
          </table:table-cell>
          <table:table-cell table:style-name="ACE-0x562542e08018" office:value-type="float" office:value="342.36041">
            <text:p>342.36</text:p>
          </table:table-cell>
          <table:table-cell table:style-name="Gnumeric-default" table:formula="of:=[.F33]*[.B33]/2" office:value-type="float" office:value="120">
            <text:p>120</text:p>
          </table:table-cell>
          <table:table-cell table:style-name="ACE-0x562542e08018" table:formula="of:=[.J33]" office:value-type="float" office:value="340.94174">
            <text:p>340.94</text:p>
          </table:table-cell>
          <table:table-cell table:style-name="ACE-0x562542e08018" table:formula="of:=[.L33]/([.M33]-[.I33])" office:value-type="float" office:value="50.9502216334645">
            <text:p>50.95</text:p>
          </table:table-cell>
          <table:table-cell table:style-name="ACE-0x562542e08140" table:formula="of:=(9.8*[.L33]*[.E33]^4)/([.G33]*[.H33]^2*[.I33])" office:value-type="float" office:value="405.467007357749">
            <text:p>405</text:p>
          </table:table-cell>
          <table:table-cell table:style-name="ACE-0x562542e08268" table:formula="of:=[.N33]*[.E33]/[.G33]" office:value-type="float" office:value="10.3746093181026">
            <text:p>10.37461</text:p>
          </table:table-cell>
          <table:table-cell table:style-name="ACE-0x562542e08268" table:formula="of:=0.27*[.O33]^0.262" office:value-type="float" office:value="1.30211130904415">
            <text:p>1.30211130904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>
          <table:table-cell table:style-name="ACE-0x562542e076d8"/>
          <table:table-cell table:style-name="Gnumeric-default" office:value-type="float" office:value="0.006">
            <text:p>0.006</text:p>
          </table:table-cell>
          <table:table-cell table:style-name="Gnumeric-default" table:formula="of:=54.5/2000" office:value-type="float" office:value="0.02725">
            <text:p>0.02725</text:p>
          </table:table-cell>
          <table:table-cell table:style-name="Gnumeric-default" table:formula="of:=32.5/2000" office:value-type="float" office:value="0.01625">
            <text:p>0.01625</text:p>
          </table:table-cell>
          <table:table-cell table:style-name="Gnumeric-default" table:formula="of:=[.B34]" office:value-type="float" office:value="0.006">
            <text:p>0.006</text:p>
          </table:table-cell>
          <table:table-cell table:style-name="Gnumeric-default" office:value-type="float" office:value="80000">
            <text:p>80000</text:p>
          </table:table-cell>
          <table:table-cell table:style-name="Gnumeric-default" office:value-type="float" office:value="0.032557975">
            <text:p>0.03255798</text:p>
          </table:table-cell>
          <table:table-cell table:style-name="ACE-0x562542e07ef0" office:value-type="float" office:value="2.4639078e-05">
            <text:p>2.46×10−05</text:p>
          </table:table-cell>
          <table:table-cell table:style-name="ACE-0x562542e08018" office:value-type="float" office:value="388.19115">
            <text:p>388.19</text:p>
          </table:table-cell>
          <table:table-cell table:style-name="ACE-0x562542e08018" office:value-type="float" office:value="395.63391">
            <text:p>395.63</text:p>
          </table:table-cell>
          <table:table-cell table:style-name="ACE-0x562542e08018" office:value-type="float" office:value="392.73006">
            <text:p>392.73</text:p>
          </table:table-cell>
          <table:table-cell table:style-name="Gnumeric-default" table:formula="of:=[.F34]*[.B34]/2" office:value-type="float" office:value="240">
            <text:p>240</text:p>
          </table:table-cell>
          <table:table-cell table:style-name="ACE-0x562542e08018" table:formula="of:=[.J34]" office:value-type="float" office:value="395.63391">
            <text:p>395.63</text:p>
          </table:table-cell>
          <table:table-cell table:style-name="ACE-0x562542e08018" table:formula="of:=[.L34]/([.M34]-[.I34])" office:value-type="float" office:value="32.2461022523902">
            <text:p>32.25</text:p>
          </table:table-cell>
          <table:table-cell table:style-name="ACE-0x562542e08140" table:formula="of:=(9.8*[.L34]*[.E34]^4)/([.G34]*[.H34]^2*[.I34])" office:value-type="float" office:value="397.274233765519">
            <text:p>397</text:p>
          </table:table-cell>
          <table:table-cell table:style-name="ACE-0x562542e08268" table:formula="of:=[.N34]*[.E34]/[.G34]" office:value-type="float" office:value="5.94252601749159">
            <text:p>5.942526</text:p>
          </table:table-cell>
          <table:table-cell table:style-name="ACE-0x562542e08268" table:formula="of:=0.27*[.O34]^0.262" office:value-type="float" office:value="1.29516604051647">
            <text:p>1.29516604052</text:p>
          </table:table-cell>
          <table:table-cell table:style-name="ACE-0x562542e076d8"/>
          <table:table-cell table:number-columns-repeated="110" table:style-name="Gnumeric-default"/>
        </table:table-row>
        <table:table-row table:style-name="AROW-1" table:number-rows-repeated="19">
          <table:table-cell table:style-name="ACE-0x562542e076d8"/>
          <table:table-cell table:number-columns-repeated="16" table:style-name="Gnumeric-default"/>
          <table:table-cell table:style-name="ACE-0x562542e076d8"/>
          <table:table-cell table:number-columns-repeated="110" table:style-name="Gnumeric-default"/>
        </table:table-row>
        <table:table-row table:style-name="AROW-1" table:number-rows-repeated="3">
          <table:table-cell table:number-columns-repeated="18" table:style-name="ACE-0x562542e076d8"/>
          <table:table-cell table:number-columns-repeated="110" table:style-name="Gnumeric-default"/>
        </table:table-row>
        <table:table-row table:style-name="AROW-0" table:number-rows-repeated="72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4" gnm:cursor-row="4">
          <gnm:selection gnm:start-col="4" gnm:start-row="4" gnm:end-col="4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6" number:display-factor="1" number:grouping="false" number:min-integer-digits="1"/>
    </number:number-style>
    <number:number-style style:name="ND.1">
      <number:scientific-number number:decimal-places="2" number:grouping="false" number:min-integer-digits="1" number:min-exponent-digits="1" gnm:forced-exponent-sign="false" gnm:engineering="false" gnm:literal-E="false"/>
    </number:number-style>
    <number:number-style style:name="ND.2">
      <number:number number:decimal-places="2" number:display-factor="1" number:grouping="false" number:min-integer-digits="1"/>
    </number:number-style>
    <number:number-style style:name="ND.3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562542e15c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562542e17030" style:display-name="Sheet1" style:page-layout-name="pl-0x562542e15c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6-29T12:52:10Z</dc:date>
    <meta:creation-date>2016-06-28T17:19:20Z</meta:creation-date>
    <meta:editing-cycles>2</meta:editing-cycles>
    <meta:editing-duration>PT5H42M16S</meta:editing-duration>
    <meta:generator>gnumeric/1.12.9</meta:generator>
  </office:meta>
</office:document-meta>
</file>